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ff3333" fo:font-style="italic" style:font-style-asian="italic" style:font-style-complex="italic"/>
    </style:style>
    <style:style style:name="P2" style:family="paragraph" style:parent-style-name="List_20_1_20_Start">
      <style:text-properties fo:font-style="italic" style:font-style-asian="italic" style:font-style-complex="italic"/>
    </style:style>
    <style:style style:name="P3" style:family="paragraph" style:parent-style-name="List_20_1">
      <style:text-properties fo:font-style="italic" style:font-style-asian="italic" style:font-style-complex="italic"/>
    </style:style>
    <style:style style:name="P4" style:family="paragraph" style:parent-style-name="Standard" style:master-page-name="First_20_Page">
      <style:paragraph-properties style:page-number="auto"/>
      <style:text-properties fo:color="#ff3333"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Work in progress</text:p>
      <text:list xml:id="list6068455605662138480" text:style-name="Outline">
        <text:list-item>
          <text:h text:style-name="Heading_20_1" text:outline-level="1">EEZ PSU H24005 Building Instructions</text:h>
          <text:list>
            <text:list-item>
              <text:h text:style-name="Heading_20_2" text:outline-level="2">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QFN or BGA package are selected). </text:p>
      <text:p text:style-name="Standard">Only two ICs (IC4,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1492128872" text:continue-numbering="true" text:style-name="Outline">
        <text:list-item>
          <text:list>
            <text:list-item>
              <text:list>
                <text:list-item>
                  <text:h text:style-name="Heading_20_3" text:outline-level="3">Required tools</text:h>
                </text:list-item>
              </text:list>
            </text:list-item>
          </text:list>
        </text:list-item>
      </text:list>
      <text:list xml:id="list989310761345913556"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224634594" text:continue-list="list1492128872"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display, Arduino board, binding posts, etc. that dictate some other set of assembling rules.</text:p>
      <text:p text:style-name="Standard"/>
      <text:p text:style-name="Standard">A good start could be to check that all parts from the BOM list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
      <text:p text:style-name="Standard">A discipline of selecting a single value at the time (even in larger quantity) and placing them on proper places is of a paramount importance to ensure that PCBs are assembled correctly and will work properly.</text:p>
      <text:p text:style-name="Standard"/>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2">.brd</text:span> file and when populating top layer make sure that among other layers 21, 25, and 27 are visible (see <text:span text:style-name="T1">Top assembly selected layers.png</text:span>). For assembling bottom layer <text:soft-page-break/>set layers 22, 26, and 28 as visible (see <text:span text:style-name="T1">Bottom assembly selected layers.png</text:span>).</text:p>
      <text:p text:style-name="Standard">The freeware edition of Eagle also allows you to open .brd file and switch layers on and off. </text:p>
      <text:p text:style-name="Standard">When installation of the Eagle is not an option, you can use the following images:</text:p>
      <text:list xml:id="list2031784169" text:continue-list="list989310761345913556" text:style-name="List_20_1">
        <text:list-item>
          <text:p text:style-name="P2">AUX PS r5B9 assembly (top layer).png</text:p>
        </text:list-item>
        <text:list-item>
          <text:p text:style-name="P3">AUX PS r5B9 assembly (bottom layer).png</text:p>
        </text:list-item>
        <text:list-item>
          <text:p text:style-name="P3">Arduino shield r3B4 assembly (top layer).png</text:p>
        </text:list-item>
        <text:list-item>
          <text:p text:style-name="P3">Arduino shield r3B4 assembly (bottom layer).png</text:p>
        </text:list-item>
        <text:list-item>
          <text:p text:style-name="P3">Power board r5B9 assembly (top layer).png</text:p>
        </text:list-item>
        <text:list-item>
          <text:p text:style-name="P3">Power board r5B9 assembly (bottom layer).png</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606840505" text:continue-numbering="true" text:style-name="List_20_1">
        <text:list-item>
          <text:p text:style-name="List_20_1_20_Start">Small SMT parts (e.g. passives, diodes, transistors, etc.)</text:p>
        </text:list-item>
        <text:list-item>
          <text:p text:style-name="List_20_1">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1516033638" text:continue-list="list1224634594" text:style-name="Outline">
        <text:list-item>
          <text:list>
            <text:list-item>
              <text:list>
                <text:list-item>
                  <text:h text:style-name="Heading_20_3" text:outline-level="3">AUX PS r5B9 assembling</text:h>
                </text:list-item>
              </text:list>
            </text:list-item>
          </text:list>
        </text:list-item>
      </text:list>
      <text:p text:style-name="Standard">We'd like to recommend the following steps for assembling this board:</text:p>
      <text:list xml:id="list1057372141" text:continue-list="list606840505"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text:s/>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s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and USB terminals. If you got custom enclosure with pre-drilled holes on its rear panel, we recommend to mount the PCB on the rear panel first (using 14 mm spacers) and then solder that terminals. That will insure that everything fits perfectly.</text:p>
      <text:p text:style-name="Standard"/>
      <text:list xml:id="list329884432" text:continue-list="list1516033638" text:style-name="Outline">
        <text:list-item>
          <text:list>
            <text:list-item>
              <text:list>
                <text:list-item>
                  <text:h text:style-name="Heading_20_3" text:outline-level="3"><text:soft-page-break/>Arduino Shield r3B4 assembling</text:h>
                </text:list-item>
              </text:list>
            </text:list-item>
          </text:list>
        </text:list-item>
      </text:list>
      <text:p text:style-name="Standard"/>
      <text:list xml:id="list530993223" text:continue-numbering="true" text:style-name="Outline">
        <text:list-item>
          <text:list>
            <text:list-item>
              <text:list>
                <text:list-item>
                  <text:h text:style-name="Heading_20_3" text:outline-level="3">Power board r5B9 assembling</text:h>
                </text:list-item>
              </text:list>
            </text:list-item>
          </text:list>
        </text:list-item>
      </text:list>
      <text:p text:style-name="Standard"/>
      <text:p text:style-name="P1">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default-outline-level="" style:list-style-name="List_20_1" style:class="list" style:master-page-name="">
      <style:paragraph-properties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style:page-number="auto"/>
    </style:style>
    <style:style style:name="scpi4" style:family="paragraph" style:parent-style-name="scpi0">
      <style:paragraph-properties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fo:text-indent="0cm" style:auto-text-indent="false"/>
    </style:style>
    <style:style style:name="equation" style:family="paragraph" style:parent-style-name="Standard">
      <style:paragraph-properties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trodu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EEZ PSU H24005 Building Instruction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Unix OpenOffice.org_project/411m6$Build-9775</meta:generator>
    <dc:title>Introduction</dc:title>
    <meta:document-statistic meta:table-count="0" meta:image-count="0" meta:object-count="0" meta:page-count="3" meta:paragraph-count="61" meta:word-count="1280" meta:character-count="7438"/>
  </office:meta>
</office:document-meta>
</file>